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533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3240" calcext:value-type="float">
            <text:p>32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3967" calcext:value-type="float">
            <text:p>39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4758" calcext:value-type="float">
            <text:p>47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0944" meta:object-count="0"/>
    <meta:generator>LibreOffice/6.3.4.2.0$Linux_X86_64 LibreOffice_project/30$Build-2</meta:generator>
  </office:meta>
</office:document-meta>
</file>